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efb" officeooo:paragraph-rsid="0018b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dharth Takale Indian F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15:15.839849406</meta:creation-date>
    <dc:date>2018-12-20T10:16:00.001539132</dc:date>
    <meta:editing-duration>PT46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6.0.6.2$Linux_x86 LibreOffice_project/00m0$Build-2</meta:generator>
  </office:meta>
</office:document-meta>
</file>